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45cbef">1. orgバッファを評価</text:a></text:p>
          <text:p text:style-name="Contents_20_1"><text:a xlink:type="simple" xlink:href="#orgaaed733">2. ユーティリティ関数</text:a></text:p>
          <text:p text:style-name="Contents_20_2"><text:a xlink:type="simple" xlink:href="#org1c73861">2.1. サボっていると Kyoko さんに怒られる</text:a></text:p>
          <text:p text:style-name="Contents_20_2"><text:a xlink:type="simple" xlink:href="#org60a9b2d">2.2. org-buffer を dokuwiki 形式に変換し，kill-ring に格納</text:a></text:p>
          <text:p text:style-name="Contents_20_2"><text:a xlink:type="simple" xlink:href="#orgfe35a8b">2.3. コンソールでカレントバッファのあるディレクトリに移動する</text:a></text:p>
          <text:p text:style-name="Contents_20_2"><text:a xlink:type="simple" xlink:href="#orgbb87aa5">2.4. ファイルに含まれるテーブルを使って定時にアラートを表示する</text:a></text:p>
          <text:p text:style-name="Contents_20_2"><text:a xlink:type="simple" xlink:href="#org9ba1972">2.5. 頻繁に利用するファイルをring形式でたどる</text:a></text:p>
          <text:p text:style-name="Contents_20_2"><text:a xlink:type="simple" xlink:href="#org2e41c4b">2.6. 引数のorgバッファを開く</text:a></text:p>
          <text:p text:style-name="Contents_20_2"><text:a xlink:type="simple" xlink:href="#org20467d7">2.7. orgバッファにいつものヘッダを追加する</text:a></text:p>
          <text:p text:style-name="Contents_20_2"><text:a xlink:type="simple" xlink:href="#orgb4b059a">2.8. 議事録ひな形を書き入れる</text:a></text:p>
          <text:p text:style-name="Contents_20_2"><text:a xlink:type="simple" xlink:href="#orgc7ac553">2.9. ランダムの文字列を取得する</text:a></text:p>
          <text:p text:style-name="Contents_20_2"><text:a xlink:type="simple" xlink:href="#org4cf118a">2.10. Auto-install をセットアップする</text:a></text:p>
          <text:p text:style-name="Contents_20_2"><text:a xlink:type="simple" xlink:href="#orgcbcbf6b">2.11. 行頭に" - "を挿入する</text:a></text:p>
          <text:p text:style-name="Contents_20_2"><text:a xlink:type="simple" xlink:href="#org73f0caa">2.12. <text:span text:style-name="OrgTodo">TODO</text:span> " - "と" - [ ] "をサイクルさせる</text:a></text:p>
          <text:p text:style-name="Contents_20_2"><text:a xlink:type="simple" xlink:href="#org3a60304">2.13. <text:span text:style-name="OrgTodo">TODO</text:span> リージョン内のブリッツを操作する</text:a></text:p>
          <text:p text:style-name="Contents_20_2"><text:a xlink:type="simple" xlink:href="#org5872652">2.14. 日付などを簡単に挿入する</text:a></text:p>
          <text:p text:style-name="Contents_20_3"><text:a xlink:type="simple" xlink:href="#orgabb13e2">2.14.1. キーバインド</text:a></text:p>
          <text:p text:style-name="Contents_20_2"><text:a xlink:type="simple" xlink:href="#orga09ca64">2.15. XHTMLを利用したガントチャート生成</text:a></text:p>
          <text:p text:style-name="Contents_20_2"><text:a xlink:type="simple" xlink:href="#org758c545">2.16. 定期実行関数</text:a></text:p>
          <text:p text:style-name="Contents_20_2"><text:a xlink:type="simple" xlink:href="#orgbfb4e85">2.17. ブラウザの設定</text:a></text:p>
          <text:p text:style-name="Contents_20_2"><text:a xlink:type="simple" xlink:href="#org76e4c97">2.18. ミニバッファに日時を表示</text:a></text:p>
          <text:p text:style-name="Contents_20_2"><text:a xlink:type="simple" xlink:href="#orgf578df1">2.19. バックアップファイルの削除</text:a></text:p>
          <text:p text:style-name="Contents_20_2"><text:a xlink:type="simple" xlink:href="#org299ae22">2.20. chomp</text:a></text:p>
          <text:p text:style-name="Contents_20_2"><text:a xlink:type="simple" xlink:href="#org7f7478c">2.21. iTerm2.app を呼び出す関数</text:a></text:p>
          <text:p text:style-name="Contents_20_2"><text:a xlink:type="simple" xlink:href="#org98ca0b9">2.22. lingr にログインする</text:a></text:p>
          <text:p text:style-name="Contents_20_2"><text:a xlink:type="simple" xlink:href="#orga219f1b">2.23. 特定のファイルを Dropbox 以下にバックアップする</text:a></text:p>
          <text:p text:style-name="Contents_20_2"><text:a xlink:type="simple" xlink:href="#org1d9433c">2.24. ゴミ箱を空にする <text:span text:style-name="OrgTags">[<text:span text:style-name="OrgTag">Mac</text:span>]</text:span></text:a></text:p>
          <text:p text:style-name="Contents_20_2"><text:a xlink:type="simple" xlink:href="#orgb020b40">2.25. その他</text:a></text:p>
          <text:p text:style-name="Contents_20_1"><text:a xlink:type="simple" xlink:href="#org0b93f49">3. 未設定／テスト中</text:a></text:p>
          <text:p text:style-name="Contents_20_2"><text:a xlink:type="simple" xlink:href="#org95b68cf">3.1. byte-compile の警告を抑制する</text:a></text:p>
          <text:p text:style-name="Contents_20_2"><text:a xlink:type="simple" xlink:href="#org6b4d5e6">3.2. [window-resizer.el] 分割したウィンドウサイズを変更する</text:a></text:p>
          <text:p text:style-name="Contents_20_2"><text:a xlink:type="simple" xlink:href="#org7807554">3.3. [idle-requie]</text:a></text:p>
          <text:p text:style-name="Contents_20_2"><text:a xlink:type="simple" xlink:href="#orgefc5093">3.4. [pdf-preview]</text:a></text:p>
          <text:p text:style-name="Contents_20_2"><text:a xlink:type="simple" xlink:href="#org5409b48">3.5. [EasyPG]</text:a></text:p>
          <text:p text:style-name="Contents_20_2"><text:a xlink:type="simple" xlink:href="#org227f96d">3.6. [eblook]</text:a></text:p>
          <text:p text:style-name="Contents_20_2"><text:a xlink:type="simple" xlink:href="#org1ed4566">3.7. [iBuffer]</text:a></text:p>
          <text:p text:style-name="Contents_20_2"><text:a xlink:type="simple" xlink:href="#org39d9ce6">3.8. UUID をファイル名にして所定のディレクトリにコピー／移動</text:a></text:p>
          <text:p text:style-name="Contents_20_2"><text:a xlink:type="simple" xlink:href="#orga03687c">3.9. キーバインド</text:a></text:p>
          <text:p text:style-name="Contents_20_1"><text:a xlink:type="simple" xlink:href="#orgb22e8d1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f45cbef"/>
<text:bookmark text:name="orgf45cbef"/>orgバッファを評価
<text:bookmark-end text:name="OrgXref.orgf45cbef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aaed733"/>
<text:bookmark text:name="orgaaed733"/>ユーティリティ関数
<text:bookmark-end text:name="OrgXref.orgaaed733"/></text:h>
      <text:h text:style-name="Heading_20_2" text:outline-level="2" text:is-list-header="false">
<text:bookmark-start text:name="OrgXref.org1c73861"/>
<text:bookmark text:name="org1c73861"/>サボっていると Kyoko さんに怒られる
<text:bookmark-end text:name="OrgXref.org1c73861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60a9b2d"/>
<text:bookmark text:name="org60a9b2d"/>org-buffer を dokuwiki 形式に変換し，kill-ring に格納
<text:bookmark-end text:name="OrgXref.org60a9b2d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fe35a8b"/>
<text:bookmark text:name="orgfe35a8b"/>コンソールでカレントバッファのあるディレクトリに移動する
<text:bookmark-end text:name="OrgXref.orgfe35a8b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bb87aa5"/>
<text:bookmark text:name="orgbb87aa5"/>ファイルに含まれるテーブルを使って定時にアラートを表示する
<text:bookmark-end text:name="OrgXref.orgbb87aa5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9ba1972"/>
<text:bookmark text:name="org9ba1972"/>頻繁に利用するファイルをring形式でたどる
<text:bookmark-end text:name="OrgXref.org9ba1972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2e41c4b"/>
<text:bookmark text:name="org2e41c4b"/>引数のorgバッファを開く
<text:bookmark-end text:name="OrgXref.org2e41c4b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20467d7"/>
<text:bookmark text:name="org20467d7"/>orgバッファにいつものヘッダを追加する
<text:bookmark-end text:name="OrgXref.org20467d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b4b059a"/>
<text:bookmark text:name="orgb4b059a"/>議事録ひな形を書き入れる
<text:bookmark-end text:name="OrgXref.orgb4b059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c7ac553"/>
<text:bookmark text:name="orgc7ac553"/>ランダムの文字列を取得する
<text:bookmark-end text:name="OrgXref.orgc7ac553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4cf118a"/>
<text:bookmark text:name="org4cf118a"/>Auto-install をセットアップする
<text:bookmark-end text:name="OrgXref.org4cf118a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cbcbf6b"/>
<text:bookmark text:name="orgcbcbf6b"/>行頭に" - "を挿入する
<text:bookmark-end text:name="OrgXref.orgcbcbf6b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73f0caa"/>
<text:bookmark text:name="org73f0caa"/><text:span text:style-name="OrgTodo">TODO</text:span> " - "と" - [ ] "をサイクルさせる
<text:bookmark-end text:name="OrgXref.org73f0caa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3a60304"/>
<text:bookmark text:name="org3a60304"/><text:span text:style-name="OrgTodo">TODO</text:span> リージョン内のブリッツを操作する
<text:bookmark-end text:name="OrgXref.org3a6030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5872652"/>
<text:bookmark text:name="org5872652"/>日付などを簡単に挿入する
<text:bookmark-end text:name="OrgXref.org5872652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abb13e2"/>
<text:bookmark text:name="orgabb13e2"/>キーバインド
<text:bookmark-end text:name="OrgXref.orgabb13e2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a09ca64"/>
<text:bookmark text:name="orga09ca64"/>XHTMLを利用したガントチャート生成
<text:bookmark-end text:name="OrgXref.orga09ca64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758c545"/>
<text:bookmark text:name="org758c545"/>定期実行関数
<text:bookmark-end text:name="OrgXref.org758c545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bfb4e85"/>
<text:bookmark text:name="orgbfb4e85"/>ブラウザの設定
<text:bookmark-end text:name="OrgXref.orgbfb4e85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76e4c97"/>
<text:bookmark text:name="org76e4c97"/>ミニバッファに日時を表示
<text:bookmark-end text:name="OrgXref.org76e4c9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f578df1"/>
<text:bookmark text:name="orgf578df1"/>バックアップファイルの削除
<text:bookmark-end text:name="OrgXref.orgf578df1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299ae22"/>
<text:bookmark text:name="org299ae22"/>chomp
<text:bookmark-end text:name="OrgXref.org299ae22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7f7478c"/>
<text:bookmark text:name="org7f7478c"/>iTerm2.app を呼び出す関数
<text:bookmark-end text:name="OrgXref.org7f7478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98ca0b9"/>
<text:bookmark text:name="org98ca0b9"/>lingr にログインする
<text:bookmark-end text:name="OrgXref.org98ca0b9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a219f1b"/>
<text:bookmark text:name="orga219f1b"/>特定のファイルを Dropbox 以下にバックアップする
<text:bookmark-end text:name="OrgXref.orga219f1b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1d9433c"/>
<text:bookmark text:name="org1d9433c"/>ゴミ箱を空にする<text:tab/><text:span text:style-name="OrgTags">[<text:span text:style-name="OrgTag">Mac</text:span>]</text:span>
<text:bookmark-end text:name="OrgXref.org1d9433c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b020b40"/>
<text:bookmark text:name="orgb020b40"/>その他
<text:bookmark-end text:name="OrgXref.orgb020b40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0b93f49"/>
<text:bookmark text:name="org0b93f49"/>未設定／テスト中
<text:bookmark-end text:name="OrgXref.org0b93f49"/></text:h>
      <text:h text:style-name="Heading_20_2" text:outline-level="2" text:is-list-header="false">
<text:bookmark-start text:name="OrgXref.org95b68cf"/>
<text:bookmark text:name="org95b68cf"/>byte-compile の警告を抑制する
<text:bookmark-end text:name="OrgXref.org95b68cf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6b4d5e6"/>
<text:bookmark text:name="org6b4d5e6"/>[window-resizer.el] 分割したウィンドウサイズを変更する
<text:bookmark-end text:name="OrgXref.org6b4d5e6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7807554"/>
<text:bookmark text:name="org7807554"/>[idle-requie]
<text:bookmark-end text:name="OrgXref.org7807554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efc5093"/>
<text:bookmark text:name="orgefc5093"/>[pdf-preview]
<text:bookmark-end text:name="OrgXref.orgefc5093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5409b48"/>
<text:bookmark text:name="org5409b48"/>[EasyPG]
<text:bookmark-end text:name="OrgXref.org5409b48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227f96d"/>
<text:bookmark text:name="org227f96d"/>[eblook]
<text:bookmark-end text:name="OrgXref.org227f96d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1ed4566"/>
<text:bookmark text:name="org1ed4566"/>[iBuffer]
<text:bookmark-end text:name="OrgXref.org1ed4566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39d9ce6"/>
<text:bookmark text:name="org39d9ce6"/>UUID をファイル名にして所定のディレクトリにコピー／移動
<text:bookmark-end text:name="OrgXref.org39d9ce6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a03687c"/>
<text:bookmark text:name="orga03687c"/>キーバインド
<text:bookmark-end text:name="OrgXref.orga03687c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b22e8d1"/>
<text:bookmark text:name="orgb22e8d1"/>provide
<text:bookmark-end text:name="OrgXref.orgb22e8d1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28b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483d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a0522d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8b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432fe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3209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fe25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9-04T09:03:08</dc:date>
    <meta:creation-date>2018-09-04T09:03:08</meta:creation-date>
    <meta:generator>Emacs 26.1 (Org mode 9.1.13)</meta:generator>
    <meta:keyword/>
    <dc:subject/>
    <dc:title>ユーティリティ関数群</dc:title>
  </office:meta>
</office:document-meta>
</file>